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 kodun amacı, "sinav_programi.xlsx" adlı bir Excel dosyasındaki sınav verilerini okuyarak, bu sınavları tarih ve saat bilgilerine göre sıralamak ve sıralanmış sonuçları hem ekrana yazdırmak hem de "sinav_programi_sirali.xlsx" adlı yeni bir Excel dosyasına kaydetmektir.</text:p>
      <text:p text:style-name="P1">Aşağıda, kodun adım adım amacını daha detaylı olarak açıkladım:</text:p>
      <text:list xml:id="list8705140170900236302" text:style-name="L1">
        <text:list-item>
          <text:p text:style-name="P2">İlgili kütüphaneler ve modüller içe aktarılır.</text:p>
        </text:list-item>
        <text:list-item>
          <text:p text:style-name="P2">"sinav_programi.xlsx" adlı Excel dosyası okunur ve veriler bir DataFrame'e dönüştürülür. Bu DataFrame, sınav verilerini içerir.</text:p>
        </text:list-item>
        <text:list-item>
          <text:p text:style-name="P2"><text:span text:style-name="Source_20_Text">format_date</text:span> fonksiyonu tanımlanır. Bu fonksiyon, tarihleri doğru bir formata dönüştürmek için kullanılır. Ayrıca, "ara sınav yok" veya "sınav yok" ifadeleriyle karşılaşıldığında, bu durumu en sona eklemek için <text:span text:style-name="Source_20_Text">datetime.max.date()</text:span> değerini döndürür.</text:p>
        </text:list-item>
        <text:list-item>
          <text:p text:style-name="P2"><text:span text:style-name="Source_20_Text">Sinav</text:span> sınıfı tanımlanır. Bu sınıf, bir sınavı temsil eden özelliklere (<text:span text:style-name="Source_20_Text">sinif</text:span>, <text:span text:style-name="Source_20_Text">sinav_adi</text:span>, <text:span text:style-name="Source_20_Text">ders_kodu</text:span>, <text:span text:style-name="Source_20_Text">ogretim_uyesi</text:span>, <text:span text:style-name="Source_20_Text">tarih</text:span>, <text:span text:style-name="Source_20_Text">saat</text:span>, <text:span text:style-name="Source_20_Text">yer</text:span>) sahip bir nesne oluşturmak için kullanılır.</text:p>
        </text:list-item>
        <text:list-item>
          <text:p text:style-name="P2"><text:span text:style-name="Source_20_Text">sinavlar</text:span> adlı boş bir liste oluşturulur. Ardından, <text:span text:style-name="Source_20_Text">for</text:span> döngüsü ile DataFrame içindeki her bir sınav verisi okunur. Okunan veriler kullanılarak <text:span text:style-name="Source_20_Text">Sinav</text:span> nesneleri oluşturulur ve <text:span text:style-name="Source_20_Text">sinavlar</text:span> listesine eklenir.</text:p>
        </text:list-item>
        <text:list-item>
          <text:p text:style-name="P2">Sınavları tarih ve saat bilgilerine göre sıralamak için <text:span text:style-name="Source_20_Text">sorted</text:span> işlemi kullanılır. <text:span text:style-name="Source_20_Text">key</text:span> parametresi, sıralama için kullanılacak özel bir işlevi belirtir. Burada, <text:span text:style-name="Source_20_Text">format_date(x.tarih)</text:span> ve <text:span text:style-name="Source_20_Text">x.saat</text:span> değerlerine göre sıralama yapılır.</text:p>
        </text:list-item>
        <text:list-item>
          <text:p text:style-name="P2">Sıralanmış sınavlar ekrana yazdırılır. Her bir sınavın adı, ders kodu, öğretim üyesi, tarih, saat ve yer bilgileri ayrı ayrı ekrana yazdırılır.</text:p>
        </text:list-item>
        <text:list-item>
          <text:p text:style-name="P2">Sıralanmış sınavlar, yeni bir DataFrame olan <text:span text:style-name="Source_20_Text">df_sirali</text:span> içine eklenir.</text:p>
        </text:list-item>
        <text:list-item>
          <text:p text:style-name="P2"><text:span text:style-name="Source_20_Text">df_sirali</text:span> DataFrame'i, "sinav_programi_sirali.xlsx" adlı yeni bir Excel dosyasına kaydedilir. Bu dosya, sıralanmış sınav verilerini içerir.</text:p>
        </text:list-item>
      </text:list>
      <text:p text:style-name="P1">Bu şekilde, <text:span text:style-name="Source_20_Text">sinav_programi.xlsx</text:span> dosyasındaki sınav verileri sıralanır ve sıralanmış sonuçlar hem ekrana yazdırılır hem de "sinav_programi_sirali.xlsx" adlı yeni bir Excel dosyasına kaydedili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0T10:34:09.164395455</meta:creation-date>
    <dc:date>2024-03-20T10:36:02.980026290</dc:date>
    <meta:editing-duration>PT1M54S</meta:editing-duration>
    <meta:editing-cycles>1</meta:editing-cycles>
    <meta:document-statistic meta:table-count="0" meta:image-count="0" meta:object-count="0" meta:page-count="1" meta:paragraph-count="12" meta:word-count="248" meta:character-count="1918" meta:non-whitespace-character-count="1691"/>
    <meta:generator>LibreOffice/5.1.6.2$Linux_X86_64 LibreOffice_project/10m0$Build-2</meta:generator>
  </office:meta>
</office:document-meta>
</file>